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B5000001AE240ACD959D6259E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8.335cm" svg:height="11.376cm" svg:x="4.954cm" svg:y="2.249cm">
          <draw:image xlink:href="Pictures/10000001000002B5000001AE240ACD959D6259E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04T17:05:01.757222012</meta:creation-date>
    <dc:date>2023-06-04T17:05:35.304117703</dc:date>
    <meta:editing-duration>PT34S</meta:editing-duration>
    <meta:editing-cycles>1</meta:editing-cycles>
    <meta:document-statistic meta:object-count="24"/>
    <meta:generator>LibreOffice/7.3.7.2$Linux_X86_64 LibreOffice_project/30$Build-2</meta:generator>
  </office:meta>
</office:document-meta>
</file>